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justify" draw:textarea-vertical-align="top" draw:auto-grow-height="false" fo:min-height="8.927cm" fo:min-width="12.547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4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5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6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7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8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12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3" style:family="graphic" style:parent-style-name="standard">
      <style:graphic-properties svg:stroke-color="#000000" draw:fill-color="#e8e8e8" draw:textarea-horizontal-align="justify" draw:textarea-vertical-align="middle" draw:auto-grow-height="false" fo:min-height="1.89cm" fo:min-width="0.318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2.148cm" fo:min-width="8.732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319cm"/>
      <style:paragraph-properties style:writing-mode="lr-tb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4.309cm" fo:min-width="8.732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2" style:family="paragraph">
      <loext:graphic-properties draw:fill="solid" draw:fill-color="#eeeeee"/>
      <style:paragraph-properties fo:text-align="center" style:writing-mode="lr-tb"/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 style:writing-mode="lr-tb"/>
      <style:text-properties style:font-name="Liberation Sans1" fo:font-size="4pt" fo:background-color="transparent"/>
    </style:style>
    <style:style style:name="P6" style:family="paragraph">
      <loext:graphic-properties draw:fill-color="#d0d0d0"/>
      <style:paragraph-properties fo:text-align="center" style:writing-mode="lr-tb"/>
      <style:text-properties style:font-name="Liberation Sans1" fo:font-size="4pt" fo:background-color="transparent"/>
    </style:style>
    <style:style style:name="P7" style:family="paragraph">
      <loext:graphic-properties draw:fill-color="#b2b2b2"/>
      <style:paragraph-properties fo:text-align="center" style:writing-mode="lr-tb"/>
      <style:text-properties style:font-name="Liberation Sans1" fo:font-size="4pt" fo:background-color="transparent"/>
    </style:style>
    <style:style style:name="P8" style:family="paragraph">
      <loext:graphic-properties draw:fill-color="#999999"/>
      <style:paragraph-properties fo:text-align="center" style:writing-mode="lr-tb"/>
      <style:text-properties style:font-name="Liberation Sans1" fo:font-size="4pt" fo:background-color="transparent"/>
    </style:style>
    <style:style style:name="P9" style:family="paragraph">
      <loext:graphic-properties draw:fill="solid"/>
      <style:paragraph-properties fo:text-align="center"/>
      <style:text-properties style:font-name="Liberation Sans1" fo:font-size="4pt" fo:background-color="transparent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 style:writing-mode="lr-tb"/>
      <style:text-properties style:font-name="Liberation Sans1" fo:font-size="6pt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6pt" fo:background-color="transparent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background-color="transparent"/>
    </style:style>
    <style:style style:name="P14" style:family="paragraph">
      <loext:graphic-properties draw:fill-color="#e8e8e8"/>
      <style:paragraph-properties fo:text-align="center"/>
    </style:style>
    <style:style style:name="P15" style:family="paragraph"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6" style:family="paragraph">
      <style:paragraph-properties fo:margin-top="0cm" fo:margin-bottom="0cm"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7" style:family="paragraph">
      <loext:graphic-properties draw:fill="solid" draw:fill-color="#b2b2b2" draw:opacity="100%"/>
      <style:paragraph-properties fo:text-align="center" style:writing-mode="lr-tb"/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 style:font-weight-asian="bold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weight="bold" fo:background-color="transparen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Liberation Sans1" fo:font-size="12pt" fo:text-shadow="1pt 1pt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1" fo:font-size="4pt" fo:background-color="transparent"/>
    </style:style>
    <style:style style:name="T4" style:family="text">
      <style:text-properties style:font-name="Liberation Sans1" fo:font-size="6pt" fo:background-color="transparent" style:font-size-asian="6pt" style:font-size-complex="6pt"/>
    </style:style>
    <style:style style:name="T5" style:family="text">
      <style:text-properties style:font-name="Liberation Sans1" fo:font-size="8pt" fo:background-color="transparent"/>
    </style:style>
    <style:style style:name="T6" style:family="text">
      <style:text-properties style:font-name="Liberation Sans1" fo:font-size="8pt" fo:text-shadow="1pt 1pt" fo:font-weight="bold" fo:background-color="transparent" style:font-size-asian="8pt" style:font-weight-asian="bold" style:font-size-complex="8pt" style:font-weight-complex="bold"/>
    </style:style>
    <style:style style:name="T7" style:family="text">
      <style:text-properties fo:color="#b2b2b2" style:font-name="Liberation Sans1" fo:font-size="10pt" fo:text-shadow="none" style:text-underline-style="none" fo:font-weight="bold" fo:background-color="transparent" style:font-size-asian="10pt" style:font-weight-asian="bold" style:font-size-complex="10pt" style:font-weight-complex="bold"/>
    </style:style>
    <style:style style:name="T8" style:family="text">
      <style:text-properties style:font-name="Liberation Sans1" fo:font-size="8pt" fo:font-weight="bold" fo:background-color="transparent" style:font-weight-asian="bold" style:font-weight-complex="bold"/>
    </style:style>
    <style:style style:name="T9" style:family="text">
      <style:text-properties style:font-name="Liberation Sans1" fo:font-size="8pt" fo:font-weight="bold" fo:background-color="transparent"/>
    </style:style>
    <style:style style:name="T10" style:family="text">
      <style:text-properties style:font-name="Liberation Sans1" fo:font-size="8pt" fo:text-shadow="1pt 1pt" fo:font-weight="bold" fo:background-color="transparent" style:font-size-asian="6pt" style:font-weight-asian="bold" style:font-size-complex="6pt" style:font-weight-complex="bold"/>
    </style:style>
    <style:style style:name="T11" style:family="text">
      <style:text-properties fo:color="#b2b2b2" style:font-name="Liberation Sans1" fo:font-size="10pt" fo:text-shadow="none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2.547cm" svg:height="8.927cm" svg:x="6.503cm" svg:y="4.157cm">
          <text:p text:style-name="P1"><text:span text:style-name="T1">M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336cm" svg:height="0.887cm" svg:x="0cm" svg:y="0.002cm">
          <draw:text-box>
            <text:p text:style-name="P3"><text:span text:style-name="T2">Floating-Point Multiply-Accumulate Unit: Assessing Non-Optimized Operations</text:span></text:p>
          </draw:text-box>
        </draw:frame>
        <draw:g>
          <draw:custom-shape draw:style-name="gr3" draw:text-style-name="P6" draw:layer="layout" svg:width="0.155cm" svg:height="0.381cm" svg:x="7.021cm" svg:y="2.594cm">
            <text:p text:style-name="P5"><text:span text:style-name="T3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0.154cm" svg:height="0.381cm" svg:x="7.176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7.33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7.485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0.154cm" svg:height="0.381cm" svg:x="7.64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7.795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7.95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8.105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8.26cm" svg:y="2.594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8.415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8.56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8.72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8.87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9.03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9.18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9.34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9.498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9.651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9.806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9.96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0.116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0.271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0.425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0.58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10.73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0.88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1.04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1.19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11.353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1.509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1.664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1.818cm" svg:y="2.594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9" draw:layer="layout" svg:x1="7.176cm" svg:y1="2.416cm" svg:x2="7.176cm" svg:y2="2.593cm">
          <text:p/>
        </draw:line>
        <draw:line draw:style-name="gr9" draw:text-style-name="P9" draw:layer="layout" svg:x1="8.416cm" svg:y1="2.417cm" svg:x2="8.416cm" svg:y2="2.594cm">
          <text:p/>
        </draw:line>
        <draw:line draw:style-name="gr9" draw:text-style-name="P9" draw:layer="layout" svg:x1="11.972cm" svg:y1="2.416cm" svg:x2="11.972cm" svg:y2="2.593cm">
          <text:p/>
        </draw:line>
        <draw:line draw:style-name="gr9" draw:text-style-name="P9" draw:layer="layout" svg:x1="7.174cm" svg:y1="2.416cm" svg:x2="11.972cm" svg:y2="2.416cm">
          <text:p/>
        </draw:line>
        <draw:frame draw:style-name="gr10" draw:text-style-name="P11" draw:layer="layout" svg:width="0.477cm" svg:height="0.627cm" svg:x="7.859cm" svg:y="2.135cm">
          <draw:text-box>
            <text:p text:style-name="P10"><text:span text:style-name="T4">8-bit</text:span></text:p>
          </draw:text-box>
        </draw:frame>
        <draw:frame draw:style-name="gr10" draw:text-style-name="P12" draw:layer="layout" svg:width="0.684cm" svg:height="0.627cm" svg:x="8.569cm" svg:y="2.136cm">
          <draw:text-box>
            <text:p><text:span text:style-name="T4">23-bit</text:span></text:p>
          </draw:text-box>
        </draw:frame>
        <draw:frame draw:style-name="gr11" draw:text-style-name="P12" draw:layer="layout" svg:width="2.667cm" svg:height="0.627cm" svg:x="6.884cm" svg:y="1.77cm">
          <draw:text-box>
            <text:p><text:span text:style-name="T4">Sign <text:s text:c="3"/>Exponent <text:s text:c="3"/>Mantissa</text:span></text:p>
          </draw:text-box>
        </draw:frame>
        <draw:line draw:style-name="gr9" draw:text-style-name="P9" draw:layer="layout" svg:x1="7.1cm" svg:y1="2.089cm" svg:x2="7.1cm" svg:y2="2.594cm">
          <text:p/>
        </draw:line>
        <draw:frame draw:style-name="gr12" draw:text-style-name="P13" draw:layer="layout" svg:width="5.08cm" svg:height="0.627cm" svg:x="6.884cm" svg:y="1.334cm">
          <draw:text-box>
            <text:p><text:span text:style-name="T5">IEEE 754 single-precision floating-point</text:span></text:p>
          </draw:text-box>
        </draw:frame>
        <draw:g>
          <draw:custom-shape draw:style-name="gr3" draw:text-style-name="P6" draw:layer="layout" svg:width="0.155cm" svg:height="0.381cm" svg:x="13.644cm" svg:y="2.595cm">
            <text:p text:style-name="P5"><text:span text:style-name="T3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0.154cm" svg:height="0.381cm" svg:x="13.799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3.953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4.108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0.154cm" svg:height="0.381cm" svg:x="14.263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4.418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4.573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4.728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0.155cm" svg:height="0.381cm" svg:x="14.883cm" svg:y="2.595cm">
            <text:p text:style-name="P5"><text:span text:style-name="T3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5.038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5.19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5.34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5.50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5.65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5.81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5.96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6.121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6.274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6.429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16.583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6.739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6.894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7.048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7.203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17.35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7.51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7.66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7.82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0.156cm" svg:height="0.381cm" svg:x="17.976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8.132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0.154cm" svg:height="0.381cm" svg:x="18.287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0.155cm" svg:height="0.381cm" svg:x="18.441cm" svg:y="2.595cm">
            <text:p text:style-name="P5"><text:span text:style-name="T3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9" draw:text-style-name="P9" draw:layer="layout" svg:x1="13.799cm" svg:y1="2.417cm" svg:x2="13.799cm" svg:y2="2.594cm">
          <text:p/>
        </draw:line>
        <draw:line draw:style-name="gr9" draw:text-style-name="P9" draw:layer="layout" svg:x1="15.039cm" svg:y1="2.418cm" svg:x2="15.039cm" svg:y2="2.595cm">
          <text:p/>
        </draw:line>
        <draw:line draw:style-name="gr9" draw:text-style-name="P9" draw:layer="layout" svg:x1="18.595cm" svg:y1="2.417cm" svg:x2="18.595cm" svg:y2="2.594cm">
          <text:p/>
        </draw:line>
        <draw:line draw:style-name="gr9" draw:text-style-name="P9" draw:layer="layout" svg:x1="13.797cm" svg:y1="2.417cm" svg:x2="18.595cm" svg:y2="2.417cm">
          <text:p/>
        </draw:line>
        <draw:frame draw:style-name="gr10" draw:text-style-name="P11" draw:layer="layout" svg:width="0.477cm" svg:height="0.627cm" svg:x="14.482cm" svg:y="2.136cm">
          <draw:text-box>
            <text:p text:style-name="P10"><text:span text:style-name="T4">8-bit</text:span></text:p>
          </draw:text-box>
        </draw:frame>
        <draw:frame draw:style-name="gr10" draw:text-style-name="P12" draw:layer="layout" svg:width="0.684cm" svg:height="0.627cm" svg:x="15.192cm" svg:y="2.137cm">
          <draw:text-box>
            <text:p><text:span text:style-name="T4">23-bit</text:span></text:p>
          </draw:text-box>
        </draw:frame>
        <draw:frame draw:style-name="gr11" draw:text-style-name="P12" draw:layer="layout" svg:width="2.667cm" svg:height="0.627cm" svg:x="13.507cm" svg:y="1.771cm">
          <draw:text-box>
            <text:p><text:span text:style-name="T4">Sign <text:s text:c="3"/>Exponent <text:s text:c="3"/>Mantissa</text:span></text:p>
          </draw:text-box>
        </draw:frame>
        <draw:line draw:style-name="gr9" draw:text-style-name="P9" draw:layer="layout" svg:x1="13.723cm" svg:y1="2.09cm" svg:x2="13.723cm" svg:y2="2.595cm">
          <text:p/>
        </draw:line>
        <draw:custom-shape draw:style-name="gr13" draw:text-style-name="P14" draw:layer="layout" svg:width="0.635cm" svg:height="2.159cm" svg:x="9.18cm" svg:y="3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7" draw:layer="layout" svg:width="8.75cm" svg:height="2.166cm" svg:x="8.395cm" svg:y="5.364cm">
          <text:p text:style-name="P15"><text:span text:style-name="T6">Multiplier</text:span></text:p>
          <text:p text:style-name="P15"><text:span text:style-name="T6">Xilinx LogiCORE IP</text:span></text:p>
          <text:p text:style-name="P15"><text:span text:style-name="T6"/></text:p>
          <text:p text:style-name="P16"><text:span text:style-name="T7">Increase area with mantissa s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0.635cm" svg:height="2.159cm" svg:x="15.803cm" svg:y="3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8" draw:layer="layout" svg:width="0.635cm" svg:height="0.319cm" svg:x="7.058cm" svg:y="6.47cm">
          <draw:text-box>
            <text:p><text:span text:style-name="T8">4 clk</text:span></text:p>
          </draw:text-box>
        </draw:frame>
        <draw:frame draw:style-name="gr15" draw:text-style-name="P19" draw:layer="layout" svg:width="0.635cm" svg:height="0.319cm" svg:x="7.059cm" svg:y="9.746cm">
          <draw:text-box>
            <text:p><text:span text:style-name="T9">8 clk</text:span></text:p>
          </draw:text-box>
        </draw:frame>
        <draw:frame draw:style-name="gr15" draw:text-style-name="P13" draw:layer="layout" svg:width="1.027cm" svg:height="0.319cm" svg:x="8.206cm" svg:y="3.735cm">
          <draw:text-box>
            <text:p><text:span text:style-name="T5">Feature</text:span></text:p>
          </draw:text-box>
        </draw:frame>
        <draw:frame draw:style-name="gr15" draw:text-style-name="P13" draw:layer="layout" svg:width="0.96cm" svg:height="0.319cm" svg:x="14.928cm" svg:y="3.718cm">
          <draw:text-box>
            <text:p><text:span text:style-name="T5">Weight</text:span></text:p>
          </draw:text-box>
        </draw:frame>
        <draw:line draw:style-name="gr16" draw:text-style-name="P20" draw:layer="layout" svg:x1="8.028cm" svg:y1="5.361cm" svg:x2="8.028cm" svg:y2="11.893cm">
          <text:p/>
        </draw:line>
        <draw:custom-shape draw:style-name="gr17" draw:text-style-name="P17" draw:layer="layout" svg:width="8.75cm" svg:height="4.327cm" svg:x="8.395cm" svg:y="7.564cm">
          <text:p text:style-name="P15"><text:span text:style-name="T10">Accumulator</text:span></text:p>
          <text:p text:style-name="P15"><text:span text:style-name="T6">Xilinx LogiCORE IP</text:span></text:p>
          <text:p text:style-name="P15"><text:span text:style-name="T6"/></text:p>
          <text:p text:style-name="P16"><text:span text:style-name="T11">Increase latency with mantissa 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0" draw:layer="layout" svg:x1="7.763cm" svg:y1="7.548cm" svg:x2="8.271cm" svg:y2="7.548cm">
          <text:p/>
        </draw:line>
        <draw:line draw:style-name="gr16" draw:text-style-name="P20" draw:layer="layout" svg:x1="7.763cm" svg:y1="5.36cm" svg:x2="8.271cm" svg:y2="5.36cm">
          <text:p/>
        </draw:line>
        <draw:line draw:style-name="gr16" draw:text-style-name="P20" draw:layer="layout" svg:x1="7.763cm" svg:y1="11.892cm" svg:x2="8.271cm" svg:y2="11.8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6:51:57.824041212</dc:date>
    <meta:editing-duration>PT6H3M47S</meta:editing-duration>
    <meta:editing-cycles>75</meta:editing-cycles>
    <meta:document-statistic meta:object-count="97"/>
  </office:meta>
</office:document-meta>
</file>